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style:page-number="0"/>
      <style:text-properties fo:font-size="36pt" style:font-size-asian="36pt" style:font-size-complex="36pt"/>
    </style:style>
    <style:style style:name="P2" style:parent-style-name="ListParagraph" style:list-style-name="LFO11_1" style:family="paragraph"/>
    <style:style style:name="P3" style:parent-style-name="ListParagraph" style:list-style-name="LFO11_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11_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1_1" style:family="paragraph"/>
    <style:style style:name="P8" style:parent-style-name="ListParagraph" style:list-style-name="LFO12_1" style:family="paragraph">
      <style:text-properties fo:font-weight="bold" style:font-weight-asian="bold" style:font-weight-complex="bold"/>
    </style:style>
    <style:style style:name="P9" style:parent-style-name="ListParagraph" style:list-style-name="LFO12_1" style:family="paragraph">
      <style:text-properties fo:font-weight="bold" style:font-weight-asian="bold" style:font-weight-complex="bold"/>
    </style:style>
    <style:style style:name="P10" style:parent-style-name="ListParagraph" style:family="paragraph">
      <style:text-properties style:font-name="Consolas"/>
    </style:style>
    <style:style style:name="T11" style:parent-style-name="DefaultParagraphFont" style:family="text">
      <style:text-properties style:font-name="Consolas"/>
    </style:style>
    <style:style style:name="P12" style:parent-style-name="ListParagraph" style:list-style-name="LFO12_1" style:family="paragraph">
      <style:text-properties fo:font-weight="bold" style:font-weight-asian="bold" style:font-weight-complex="bold"/>
    </style:style>
    <style:style style:name="P13" style:parent-style-name="ListParagraph" style:family="paragraph">
      <style:text-properties style:font-name="Consolas"/>
    </style:style>
    <style:style style:name="T14" style:parent-style-name="DefaultParagraphFont" style:family="text">
      <style:text-properties style:font-name="Consolas"/>
    </style:style>
    <style:style style:name="T15" style:parent-style-name="Hyperlink" style:family="text">
      <style:text-properties style:font-name="Consolas"/>
    </style:style>
    <style:style style:name="P16" style:parent-style-name="ListParagraph" style:list-style-name="LFO12_1" style:family="paragraph">
      <style:text-properties fo:font-weight="bold" style:font-weight-asian="bold" style:font-weight-complex="bold"/>
    </style:style>
    <style:style style:name="P17" style:parent-style-name="ListParagraph" style:list-style-name="LFO12_1" style:family="paragraph">
      <style:text-properties fo:font-weight="bold" style:font-weight-asian="bold" style:font-weight-complex="bold"/>
    </style:style>
    <style:style style:name="P18" style:parent-style-name="ListParagraph" style:family="paragraph">
      <style:text-properties style:font-name="Consolas"/>
    </style:style>
    <style:style style:name="P19" style:parent-style-name="ListParagraph" style:family="paragraph">
      <style:text-properties style:font-name="Consolas"/>
    </style:style>
  </office:automatic-styles>
  <office:body>
    <office:text text:use-soft-page-breaks="true">
      <text:p text:style-name="P1">Build up remote control between 2 Raspberry Pi’s</text:p>
      <text:p text:style-name="Subtitle"><text:bookmark-start text:name="_Hlk487785372"/><text:bookmark-end text:name="_Hlk487785372"/>SSH connection over the same Wi-Fi network</text:p>
      <text:p text:style-name="Normal">This procedure works with all kinds of linux PC. It is even possible to connect your Raspberry Pi (RPi) with your Linux Laptop or any other<text:s/>kind of Linux PC. The SSH Connection is a connection via IP address within the SAME!! Wi-Fi router.</text:p>
      <text:h text:style-name="Heading1" text:outline-level="1">Requirements</text:h>
      <text:p text:style-name="Normal">In this case we use two Raspberry Pi’s. The “controller RPi” (RPi 1) should control the “executer RPi” (RPi 2) remotely. Here are the requirements before setting up the connection.</text:p>
      <text:list text:style-name="LFO11_1" text:continue-numbering="true">
        <text:list-item>
          <text:p text:style-name="P2">A Wifi router with a valid IP-Address (most normal routers should work)</text:p>
        </text:list-item>
        <text:list-item>
          <text:p text:style-name="P3"><text:span text:style-name="T4">Raspberry Pi 1 (RPi 1)</text:span><text:s/>as a “controller RPi” to control the other RPi by having access to the others filesystem/hardware/software and execute commands. It has the mini 3.5 inch Display installed and already configured (see other instruction).</text:p>
        </text:list-item>
        <text:list-item>
          <text:p text:style-name="P5"><text:span text:style-name="T6">Raspberry Pi 2 (RPi 2)</text:span><text:s/>as a “executer RPi”, which has all the motors physically connected and having the python code for the GUI&amp;control within its filesystem.</text:p>
        </text:list-item>
        <text:list-item>
          <text:p text:style-name="P7">Both RPi’s connected to the same Wi-Fi router</text:p>
        </text:list-item>
      </text:list>
      <text:p text:style-name="Normal"/>
      <text:p text:style-name="Normal"/>
      <text:h text:style-name="Heading1" text:outline-level="1">Setting up the SSH connection</text:h>
      <text:list text:style-name="LFO12_1" text:continue-numbering="true">
        <text:list-item>
          <text:p text:style-name="P8">Activate SSH in Raspbian on the RPi 2</text:p>
        </text:list-item>
      </text:list>
      <text:p text:style-name="ListParagraph">For security reasons, Secure Shell is not turned on by default in Raspbian. On your Raspberry Pi, choose Menu &gt; Preferences &gt; Raspberry Pi<text:s/>Configuration. Click on Interfaces and set SSH to Enabled. Click OK.</text:p>
      <text:list text:style-name="LFO12_1" text:continue-numbering="true">
        <text:list-item>
          <text:p text:style-name="P9">On RPi2:<text:s/>Get your IP address</text:p>
        </text:list-item>
      </text:list>
      <text:p text:style-name="ListParagraph">Connect your Raspberry Pi to a local network: open the Terminal enter the following command:</text:p>
      <text:p text:style-name="ListParagraph"/>
      <text:soft-page-break/>
      <text:p text:style-name="P10">hostname -I</text:p>
      <text:p text:style-name="ListParagraph">This will return your IP- address. The IP-address<text:s/>should look something like that:<text:s/><text:span text:style-name="T11">192.168.0.41.</text:span><text:s/>Write this number down. You’ll need it shortly.</text:p>
      <text:list text:style-name="LFO12_1" text:continue-numbering="true">
        <text:list-item>
          <text:p text:style-name="P12">On RPi1:<text:s/>Connect via SSH on your RPi 1</text:p>
        </text:list-item>
      </text:list>
      <text:p text:style-name="ListParagraph">Open a Terminal window and enter this command with<text:s/>the RPi2’s<text:s/>IP-address:</text:p>
      <text:p text:style-name="ListParagraph"/>
      <text:p text:style-name="P13">ssh -X pi@[IP]</text:p>
      <text:p text:style-name="ListParagraph"/>
      <text:p text:style-name="ListParagraph">Replace [IP] with the IP address of the<text:s/>executer<text:s/>Raspberry Pi<text:s/>(RPi2). It should look something like that:<text:s/><text:span text:style-name="T14">ssh -X<text:s/></text:span><text:a xlink:href="mailto:pi@192.168.0.41" office:target-frame-name="_top" xlink:show="replace"><text:span text:style-name="T15">pi@192.168.0.41</text:span></text:a>. You will receive a response. Enter yes. You’ll be asked to enter the password for your RPi 2. If you haven’t set up a password, it will automatically set to: “raspberry”.</text:p>
      <text:list text:style-name="LFO12_1" text:continue-numbering="true">
        <text:list-item>
          <text:p text:style-name="P16">Now with this terminal on your RPi 1, all commands will affect only the RPi 2</text:p>
        </text:list-item>
        <text:list-item>
          <text:p text:style-name="P17">Execute the python code</text:p>
        </text:list-item>
      </text:list>
      <text:p text:style-name="ListParagraph">Go to your directory with this command:</text:p>
      <text:p text:style-name="ListParagraph"/>
      <text:p text:style-name="P18">cd [directory]</text:p>
      <text:p text:style-name="ListParagraph"/>
      <text:p text:style-name="ListParagraph">Replace the “[directory]” with the foldername, in which your code: GUI.py<text:s/>lies.</text:p>
      <text:p text:style-name="ListParagraph">Now execute:</text:p>
      <text:p text:style-name="ListParagraph"/>
      <text:p text:style-name="P19">Python3 GUI.py</text:p>
      <text:p text:style-name="ListParagraph"/>
      <text:p text:style-name="ListParagraph">Now you should see the GUI (Graphical User Interface) on your RPi 1</text:p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1111in" fo:line-height="106%" fo:background-color="transparent" style:tab-stop-distance="0.5in"/>
      <style:text-properties style:font-name="Segoe UI" style:font-name-asian="Segoe U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 fo:line-height="100%"/>
      <style:text-properties style:font-name="Segoe UI Light" style:font-name-asian="MS Gothic" fo:color="#3B3838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Segoe UI Light" style:font-name-asian="MS Gothic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Segoe UI Light" style:font-name-asian="MS Gothic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Segoe UI Light" style:font-name-asian="MS Gothic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Segoe UI Light" style:font-name-asian="MS Gothic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Segoe UI Light" style:font-name-asian="MS Gothic" fo:font-weight="bold" style:font-weight-asian="bold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Segoe UI Light" style:font-name-asian="MS Gothic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Segoe UI Light" style:font-name-asian="MS Gothic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Segoe UI Light" style:font-name-asian="MS Gothic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egoe UI Light" style:font-name-asian="MS Gothic" style:font-name-complex="Times New Roman" fo:color="#3B3838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line-height="100%"/>
      <style:text-properties style:font-name-asian="MS Mincho" fo:color="#3B3838" fo:font-size="12pt" style:font-size-asian="12pt" fo:hyphenate="false"/>
    </style:style>
    <style:style style:name="HeaderChar" style:display-name="Header Char" style:family="text" style:parent-style-name="DefaultParagraphFont">
      <style:text-properties style:font-name-asian="MS Mincho" fo:color="#3B3838" fo:font-size="12pt" style:font-size-asian="12pt"/>
    </style:style>
    <style:style style:name="ListNumber" style:display-name="List Number" style:family="paragraph" style:parent-style-name="Normal" style:list-style-name="LFO3">
      <style:text-properties style:font-name-asian="MS Mincho" fo:color="#3B3838" fo:hyphenate="false"/>
    </style:style>
    <style:style style:name="Title" style:display-name="Title" style:family="paragraph" style:parent-style-name="Normal">
      <style:paragraph-properties style:contextual-spacing="true" fo:margin-top="0in" fo:line-height="100%" fo:margin-left="0.1in" fo:background-color="#2B579A">
        <style:tab-stops/>
      </style:paragraph-properties>
      <style:text-properties style:font-name="Segoe UI Light" style:font-name-asian="MS Gothic" fo:color="#FFFFFF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Segoe UI Light" style:font-name-asian="MS Gothic" style:font-name-complex="Times New Roman" fo:color="#FFFFFF" fo:letter-spacing="-0.0069in" style:letter-kerning="true" fo:font-size="48pt" style:font-size-asian="48pt" style:font-size-complex="28pt" fo:background-color="#2B579A"/>
    </style:style>
    <style:style style:name="Subtitle" style:display-name="Subtitle" style:family="paragraph" style:parent-style-name="Normal" style:next-style-name="Normal">
      <style:paragraph-properties fo:border-top="none" fo:border-left="0.0833in solid #2B579A" fo:border-bottom="0.0833in solid #2B579A" fo:border-right="none" fo:padding-top="0in" fo:padding-left="0in" fo:padding-bottom="0.0138in" fo:padding-right="0in" style:shadow="none" style:contextual-spacing="true" fo:margin-top="0in" fo:margin-bottom="0.0833in" fo:margin-left="0.1in" fo:background-color="#2B579A">
        <style:tab-stops/>
      </style:paragraph-properties>
      <style:text-properties style:font-name="Segoe UI Light" style:font-name-asian="MS Mincho" fo:color="#FFFFFF" fo:letter-spacing="0.0104in" fo:font-size="18pt" style:font-size-asian="18pt" fo:hyphenate="false"/>
    </style:style>
    <style:style style:name="SubtitleChar" style:display-name="Subtitle Char" style:family="text" style:parent-style-name="DefaultParagraphFont">
      <style:text-properties style:font-name="Segoe UI Light" style:font-name-asian="MS Mincho" fo:color="#FFFFFF" fo:letter-spacing="0.0104in" fo:font-size="18pt" style:font-size-asian="18pt" fo:background-color="#2B579A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MS Mincho" fo:color="#404040" fo:font-size="12pt" style:font-size-asian="12pt" style:font-size-complex="12pt" fo:hyphenate="false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B579A"/>
    </style:style>
    <style:style style:name="Heading2Char" style:display-name="Heading 2 Char" style:family="text" style:parent-style-name="DefaultParagraphFont">
      <style:text-properties style:font-name="Segoe UI Light" style:font-name-asian="MS Gothic" style:font-name-complex="Times New Roman" fo:color="#1F4E79" fo:font-size="13pt" style:font-size-asian="13pt" style:font-size-complex="13pt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-complex="Segoe UI" style:font-size-complex="9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BF0000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B579A"/>
    </style:style>
    <style:style style:name="Heading1-PageBreak" style:display-name="Heading 1 - Page Break" style:family="paragraph" style:parent-style-name="Normal">
      <style:paragraph-properties fo:keep-with-next="always" fo:keep-together="always" fo:break-before="page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/>
      <style:text-properties style:font-name="Segoe UI Light" fo:color="#3B3838" fo:font-size="26pt" style:font-size-asian="26pt" fo:hyphenate="false"/>
    </style:style>
    <style:style style:name="Image" style:display-name="Image" style:family="paragraph" style:parent-style-name="Normal">
      <style:paragraph-properties fo:text-align="end"/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text-properties style:letter-kerning="false" style:font-size-complex="16pt" fo:hyphenate="false"/>
    </style:style>
    <style:style style:name="BlockText" style:display-name="Block Text" style:family="paragraph" style:parent-style-name="Normal">
      <style:paragraph-properties fo:border="0.0034in solid #1F4E79" fo:padding="0.1388in" style:shadow="none" fo:margin-left="0.8in" fo:margin-right="0.8in">
        <style:tab-stops/>
      </style:paragraph-properties>
      <style:text-properties style:font-name-asian="MS Mincho" fo:font-style="italic" style:font-style-asian="italic" style:font-style-complex="italic" fo:color="#1F4E79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ption" style:display-name="Caption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44546A" style:font-size-complex="9pt" fo:hyphenate="false"/>
    </style:style>
    <style:style style:name="Closing" style:display-name="Closing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top="0in" fo:line-height="100%"/>
      <style:text-properties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top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top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top="0in" fo:line-height="100%" fo:margin-left="2in">
        <style:tab-stops/>
      </style:paragraph-properties>
      <style:text-properties style:font-name="Segoe UI Light" style:font-name-asian="MS Gothic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top="0in" fo:line-height="100%"/>
      <style:text-properties style:font-name="Segoe UI Light" style:font-name-asian="MS Gothic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top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eading3Char" style:display-name="Heading 3 Char" style:family="text" style:parent-style-name="DefaultParagraphFont">
      <style:text-properties style:font-name="Segoe UI Light" style:font-name-asian="MS Gothic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Segoe UI Light" style:font-name-asian="MS Gothic" style:font-name-complex="Times New Roman" fo:color="#1F4E79"/>
    </style:style>
    <style:style style:name="Heading6Char" style:display-name="Heading 6 Char" style:family="text" style:parent-style-name="DefaultParagraphFont">
      <style:text-properties style:font-name="Segoe UI Light" style:font-name-asian="MS Gothic" style:font-name-complex="Times New Roman" fo:font-weight="bold" style:font-weight-asian="bold" fo:color="#1F4D78"/>
    </style:style>
    <style:style style:name="Heading7Char" style:display-name="Heading 7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Segoe UI Light" style:font-name-asian="MS Gothic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272727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top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top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dex1" style:display-name="Index 1" style:family="paragraph" style:parent-style-name="Normal" style:next-style-name="Normal" style:auto-update="true">
      <style:paragraph-properties fo:margin-top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top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top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top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top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top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top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top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top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Segoe UI Light" style:font-name-asian="MS Gothic" fo:font-weight="bold" style:font-weight-asian="bold" style:font-weight-complex="bold" fo:hyphenate="false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normal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11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12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13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14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15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16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17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8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top="0in" fo:line-height="100%" fo:margin-left="0.75in" fo:text-indent="-0.75in">
        <style:tab-stops/>
      </style:paragraph-properties>
      <style:text-properties style:font-name="Segoe UI Light" style:font-name-asian="MS Gothic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Segoe UI Light" style:font-name-asian="MS Gothic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paragraph-properties fo:margin-top="0in" fo:line-height="100%"/>
      <style:text-properties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top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PlainText" style:display-name="Plain Text" style:family="paragraph" style:parent-style-name="Normal">
      <style:paragraph-properties fo:margin-top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Segoe UI Light" style:font-name-asian="MS Gothic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Mention" style:display-name="Mention" style:family="text" style:parent-style-name="DefaultParagraphFont">
      <style:text-properties fo:color="#2B579A" fo:background-color="#E1DFDD"/>
    </style:style>
    <style:style style:name="WW_CharLFO1LVL1" style:family="text">
      <style:text-properties fo:font-weight="bold" style:font-weight-asian="bold" fo:color="#2B579A" fo:font-size="14pt" style:font-size-asian="14pt" style:font-size-complex="14pt"/>
    </style:style>
    <text:list-style style:name="LFO3" style:display-name="LFO3">
      <text:list-level-style-number text:level="1" text:style-name="WW_CharLFO1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5" style:display-name="LFO5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11" style:display-name="LFO1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2" style:display-name="LFO12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13" style:display-name="LFO13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4" style:display-name="LFO14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 style:display-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 style:display-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 style:display-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 style:display-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Duy-Bao Nguyen</dc:creator>
    <meta:creation-date>2021-09-20T16:20:00Z</meta:creation-date>
    <dc:date>2021-10-19T15:12:00Z</dc:date>
    <meta:template xlink:href="Collaborate%20in%20Word%20tutorial" xlink:type="simple"/>
    <meta:editing-cycles>2</meta:editing-cycles>
    <meta:editing-duration>PT480S</meta:editing-duration>
    <meta:user-defined meta:name="ContentTypeId">0x01010079F111ED35F8CC479449609E8A0923A6</meta:user-defined>
    <meta:document-statistic meta:page-count="2" meta:paragraph-count="4" meta:word-count="360" meta:character-count="2411" meta:row-count="17" meta:non-whitespace-character-count="2055"/>
  </office:meta>
</office:document-meta>
</file>